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761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subtitle">
      <style:graphic-properties draw:fill-color="#ffffff" fo:min-height="12.18cm"/>
    </style:style>
    <style:style style:name="P1" style:family="paragraph">
      <style:paragraph-properties fo:margin-left="0cm" fo:margin-right="0cm" fo:margin-top="0.5cm" fo:margin-bottom="0cm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or loop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>The for loop in Python is used to iterate the statements or a part of the program several times. It is frequently used to traverse the data structures like list, tuple, or dictionary.</text:p>
                <text:p text:style-name="P1">The syntax of for loop in python is given below.</text:p>
                <text:p text:style-name="P1">for iterating_var in sequence: <text:s/></text:p>
                <text:p><text:s text:c="4"/>statement(s)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 text:style-name="P1">i=1 <text:s/></text:p>
                <text:p text:style-name="P1">n=int(input("Enter the number up to which you want to print the natural numbers?")) <text:s/></text:p>
                <text:p text:style-name="P1">for i in range(0,n+1): <text:s/></text:p>
                <text:p><text:s text:c="4"/>print(i,end = ' ')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andom Module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 text:style-name="P1">import random</text:p>
                <text:p text:style-name="P1">die1 = random.randint(1, 6)</text:p>
                <text:p text:style-name="P1">die2 = random.randrange(6) + 1</text:p>
                <text:p text:style-name="P1">total = die1 + die2</text:p>
                <text:p text:style-name="P1">print("You rolled a", die1, "and a", die2, "for a total of", total)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 text:style-name="P1"># Loopy String</text:p>
                <text:p text:style-name="P1"># Demonstrates the for loop with a string</text:p>
                <text:p text:style-name="P1">word = input("Enter a word: ")</text:p>
                <text:p text:style-name="P1">print("\nHere's each letter in your word:")</text:p>
                <text:p text:style-name="P1">for letter in word:</text:p>
                <text:list>
                  <text:list-header>
                    <text:p>print(letter)</text:p>
                  </text:list-header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" draw:text-style-name="P4" draw:layer="layout" svg:width="25cm" svg:height="15.011cm" svg:x="0.6cm" svg:y="4.4cm">
          <draw:text-box>
            <text:p text:style-name="P3"><text:span text:style-name="T1"># Counter</text:span></text:p>
            <text:p text:style-name="P3"><text:span text:style-name="T1"># Demonstrates the range() function</text:span></text:p>
            <text:p text:style-name="P3"><text:span text:style-name="T1">print("Counting:")</text:span></text:p>
            <text:p text:style-name="P3"><text:span text:style-name="T1">for i in range(10):</text:span></text:p>
            <text:p text:style-name="P3"><text:span text:style-name="T1"><text:tab/></text:span><text:span text:style-name="T1">print(i, end=" ")</text:span></text:p>
            <text:p text:style-name="P3"><text:span text:style-name="T1">print("\n\nCounting by fives:")</text:span></text:p>
            <text:p text:style-name="P3"><text:span text:style-name="T1">for i in range(0, 50, 5):</text:span></text:p>
            <text:p text:style-name="P3"><text:span text:style-name="T1"><text:tab/></text:span><text:span text:style-name="T1">print(i, end=" ")</text:span></text:p>
            <text:p text:style-name="P3"><text:span text:style-name="T1">print("\n\nCounting backwards:")</text:span></text:p>
            <text:p text:style-name="P3"><text:span text:style-name="T1">for i in range(10, 0, -1):</text:span></text:p>
            <text:p text:style-name="P3"><text:span text:style-name="T1"><text:tab/></text:span><text:span text:style-name="T1">print(i, end=" ")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or with else</text:p>
          </draw:text-box>
        </draw:frame>
        <draw:frame presentation:style-name="pr6" draw:text-style-name="P6" draw:layer="layout" svg:width="24cm" svg:height="12.18cm" svg:x="2cm" svg:y="6cm" presentation:class="subtitle">
          <draw:text-box>
            <text:p text:style-name="P5">for i in range(0,5): <text:s/></text:p>
            <text:p text:style-name="P5"><text:s text:c="4"/>print(i) <text:s/></text:p>
            <text:p text:style-name="P5">else:</text:p>
            <text:p text:style-name="P5"><text:tab/>print("for loop completely exhausted, since there is no break."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break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>for i in range(0,5): <text:s/></text:p>
                <text:p><text:s text:c="4"/>print(i) <text:s/></text:p>
                <text:p><text:s text:c="4"/>break <text:s/></text:p>
                <text:p>else:</text:p>
                <text:list>
                  <text:list-header>
                    <text:p>print("for loop is exhausted") <text:s/></text:p>
                  </text:list-header>
                </text:list>
                <text:p>print("The loop is broken due to break statement...came out of loop")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06:42:51.428139946</meta:creation-date>
    <meta:editing-duration>PT1H39M18S</meta:editing-duration>
    <meta:editing-cycles>3</meta:editing-cycles>
    <meta:generator>LibreOffice/6.0.7.3$Linux_X86_64 LibreOffice_project/00m0$Build-3</meta:generator>
    <dc:title>Impress</dc:title>
    <dc:date>2019-07-08T08:32:10.118179533</dc:date>
    <meta:document-statistic meta:object-count="61"/>
  </office:meta>
</office:document-meta>
</file>